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DejaVu Serif" svg:font-family="'DejaVu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 style:master-page-name="HTML">
      <style:paragraph-properties style:page-number="auto"/>
    </style:style>
    <style:style style:name="P2" style:family="paragraph" style:parent-style-name="Preformatted_20_Text">
      <style:paragraph-properties fo:margin-top="0in" fo:margin-bottom="0.1965in"/>
    </style:style>
    <style:style style:name="T1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Problem R: Savings Account</text:h>
      <text:p text:style-name="Text_20_body"><text:line-break/><text:span text:style-name="T1">Source:</text:span> <text:span text:style-name="Teletype">account.{c,cpp,java}</text:span> <text:line-break/><text:span text:style-name="T1">Input:</text:span> <text:span text:style-name="Teletype">account.in</text:span> <text:line-break/><text:span text:style-name="T1">Output:</text:span> <text:span text:style-name="Teletype">account.out</text:span> </text:p>
      <text:p text:style-name="Text_20_body">Suppose you open a savings account with a certain initial balance. You will not make any withdrawals or further deposits for a number of years. The bank will compound your balance (add the annual interest) once a year, on the anniversary of the opening of the account. Your goal is to achieve a certain target amount in your savings account. In how may years will the target amount be achieved? </text:p>
      <text:h text:style-name="Heading_20_2" text:outline-level="2" text:is-list-header="true">Input</text:h>
      <text:p text:style-name="Text_20_body">The input file will contain data for one or more test cases, one test case per line. Each line will contain three numbers: the initial balance, the annual interest rate (as a percentage of the balance), and the target amount, separated by blank spaces. These will be positive numbers; they may or may not contain a decimal point. The target amount will be greater than the initial balance. The input is terminated by end-of-file</text:p>
      <text:h text:style-name="Heading_20_2" text:outline-level="2" text:is-list-header="true">Output</text:h>
      <text:p text:style-name="Text_20_body">For each line of input, your program will produce exactly one line of output: This line will contain one positive integer value: the number of years required to achieve the target amount. </text:p>
      <text:h text:style-name="Heading_20_2" text:outline-level="2" text:is-list-header="true">Sample input</text:h>
      <text:p text:style-name="Preformatted_20_Text">200.00 6.5 300</text:p>
      <text:p text:style-name="P2">500 4 1000.00</text:p>
      <text:h text:style-name="Heading_20_2" text:outline-level="2" text:is-list-header="true">Output for sample input</text:h>
      <text:p text:style-name="Preformatted_20_Text">7</text:p>
      <text:p text:style-name="P2">1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DejaVu Serif" svg:font-family="'DejaVu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DejaVu Serif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horndale" fo:font-size="14pt" fo:font-weight="bold" style:font-name-asian="HG Mincho Light J" style:font-size-asian="14pt" style:font-weight-asian="bold" style:font-name-complex="Arial Unicode MS" style:font-size-complex="1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Text_20_body" style:display-name="Text body" style:family="paragraph" style:parent-style-name="Standard" style:class="text">
      <style:paragraph-properties fo:margin-top="0in" fo:margin-bottom="0.1965in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2pt" fo:font-weight="bold" style:font-name-asian="DejaVu Sans Mono" style:font-size-asian="12pt" style:font-weight-asian="bold" style:font-name-complex="DejaVu Sans Mono" style:font-size-complex="12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DejaVu Serif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Teletype" style:family="text">
      <style:text-properties style:font-name="DejaVu Sans Mono" fo:font-size="12pt" fo:font-weight="bold" style:font-name-asian="DejaVu Sans Mono" style:font-size-asian="12pt" style:font-weight-asian="bold" style:font-name-complex="DejaVu Sans Mono" style:font-size-complex="12pt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pm3">
      <style:page-layout-properties style:num-format="1" style:print-orientation="portrait" fo:margin-top="0.3937in" fo:margin-bottom="0.3937in" fo:margin-left="0.7874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HTML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dc:title>Problem R: Savings Account</dc:titl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3" meta:word-count="207" meta:character-count="1183"/>
  </office:meta>
</office:document-meta>
</file>